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E8000005E8BC7A27B3E6BFC01A.png" manifest:media-type="image/png"/>
  <manifest:file-entry manifest:full-path="Pictures/10000201000005E8000005E8D0114334461E21C7.png" manifest:media-type="image/png"/>
  <manifest:file-entry manifest:full-path="Pictures/10000201000005E8000005E8ED16A8DB7A45C2DB.png" manifest:media-type="image/png"/>
  <manifest:file-entry manifest:full-path="Pictures/10000201000005E8000005E88B42A0137F6CF82C.png" manifest:media-type="image/png"/>
  <manifest:file-entry manifest:full-path="Pictures/10000201000005E8000005E8450AC0275405F948.png" manifest:media-type="image/png"/>
  <manifest:file-entry manifest:full-path="Pictures/10000201000005E8000005E8B752B580442514A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0.999cm" svg:height="20.999cm" svg:x="3.8cm" svg:y="0.131cm">
          <draw:image xlink:href="Pictures/10000201000005E8000005E8ED16A8DB7A45C2DB.png" xlink:type="simple" xlink:show="embed" xlink:actuate="onLoad">
            <text:p/>
          </draw:image>
        </draw:frame>
        <draw:frame draw:style-name="gr2" draw:text-style-name="P3" draw:layer="layout" svg:width="5.8cm" svg:height="1.162cm" svg:x="10.8cm" svg:y="0.838cm">
          <draw:text-box>
            <text:p text:style-name="P2">Children : Infected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1" draw:text-style-name="P1" draw:layer="layout" svg:width="20.8cm" svg:height="20.8cm" svg:x="3.927cm" svg:y="0.2cm">
          <draw:image xlink:href="Pictures/10000201000005E8000005E88B42A0137F6CF82C.png" xlink:type="simple" xlink:show="embed" xlink:actuate="onLoad">
            <text:p/>
          </draw:image>
        </draw:frame>
        <draw:frame draw:style-name="gr4" draw:text-style-name="P5" draw:layer="layout" svg:width="0.502cm" svg:height="0.962cm" svg:x="0cm" svg:y="-2.619cm">
          <draw:text-box>
            <text:p/>
          </draw:text-box>
        </draw:frame>
        <draw:frame draw:style-name="gr5" draw:text-style-name="P5" draw:layer="layout" svg:width="5.2cm" svg:height="0.962cm" svg:x="10.8cm" svg:y="0.838cm">
          <draw:text-box>
            <text:p>Children : Cured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20.999cm" svg:height="20.999cm" svg:x="3.201cm" svg:y="0.131cm">
          <draw:image xlink:href="Pictures/10000201000005E8000005E8450AC0275405F948.png" xlink:type="simple" xlink:show="embed" xlink:actuate="onLoad">
            <text:p/>
          </draw:image>
        </draw:frame>
        <draw:frame draw:style-name="gr2" draw:text-style-name="P5" draw:layer="layout" svg:width="8.6cm" svg:height="1.162cm" svg:x="9.6cm" svg:y="0.838cm">
          <draw:text-box>
            <text:p>Children : Death due to HBV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1" draw:text-style-name="P1" draw:layer="layout" svg:width="20.999cm" svg:height="20.999cm" svg:x="3.601cm" svg:y="0.131cm">
          <draw:image xlink:href="Pictures/10000201000005E8000005E8B752B580442514A9.png" xlink:type="simple" xlink:show="embed" xlink:actuate="onLoad">
            <text:p/>
          </draw:image>
        </draw:frame>
        <draw:frame draw:style-name="gr2" draw:text-style-name="P5" draw:layer="layout" svg:width="8.6cm" svg:height="1.162cm" svg:x="9.6cm" svg:y="0.838cm">
          <draw:text-box>
            <text:p>Mothers : Infected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1" draw:text-style-name="P1" draw:layer="layout" svg:width="20.999cm" svg:height="20.999cm" svg:x="3.001cm" svg:y="0.131cm">
          <draw:image xlink:href="Pictures/10000201000005E8000005E8D0114334461E21C7.png" xlink:type="simple" xlink:show="embed" xlink:actuate="onLoad">
            <text:p/>
          </draw:image>
        </draw:frame>
        <draw:frame draw:style-name="gr2" draw:text-style-name="P5" draw:layer="layout" svg:width="5.6cm" svg:height="1.162cm" svg:x="10.8cm" svg:y="0.838cm">
          <draw:text-box>
            <text:p>Mothers : Cured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1" draw:text-style-name="P1" draw:layer="layout" svg:width="20.999cm" svg:height="20.999cm" svg:x="2.729cm" svg:y="0.131cm">
          <draw:image xlink:href="Pictures/10000201000005E8000005E8BC7A27B3E6BFC01A.png" xlink:type="simple" xlink:show="embed" xlink:actuate="onLoad">
            <text:p/>
          </draw:image>
        </draw:frame>
        <draw:frame draw:style-name="gr5" draw:text-style-name="P5" draw:layer="layout" svg:width="10.8cm" svg:height="0.962cm" svg:x="7.6cm" svg:y="0.838cm">
          <draw:text-box>
            <text:p>Mothers : Natural Maternal Death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6T21:52:37.581322977</meta:creation-date>
    <dc:date>2018-10-16T22:09:56.473828294</dc:date>
    <meta:editing-duration>PT16M31S</meta:editing-duration>
    <meta:editing-cycles>3</meta:editing-cycles>
    <meta:generator>LibreOffice/5.1.6.2$Linux_X86_64 LibreOffice_project/10m0$Build-2</meta:generator>
    <meta:document-statistic meta:object-count="48"/>
  </office:meta>
</office:document-meta>
</file>